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uld You Benefit from a Virtual Office Address?</text:p>
      <text:p text:style-name="Standard"/>
      <text:p text:style-name="Standard">Are you starting a business? </text:p>
      <text:p text:style-name="Standard">Do you have an internet-based business? </text:p>
      <text:p text:style-name="Standard">Are looking to reduce your business costs? </text:p>
      <text:p text:style-name="Standard">...a virtual address could be perfect for you.</text:p>
      <text:p text:style-name="Standard"/>
      <text:p text:style-name="Standard">What is a virtual office address?</text:p>
      <text:p text:style-name="Standard">Your virtual address offers you the use of our professional office address. You're are not renting a space in our office, simply renting the right to use the address as your own. You can use this address on your business cards, add it to your website, put it on your invoices and even register it with Companies House if you choose. You can use it for all your business correspondence, giving it freely to all your suppliers and customers - it will literally appear to your customers that your business is located at your virtual address. </text:p>
      <text:p text:style-name="Standard"/>
      <text:p text:style-name="Standard">So what happens when I'm sent post?</text:p>
      <text:p text:style-name="Standard">Don't feel that you need to restrict who you give your virtual address to, getting post is all part and parcel of the virtual address service. Any post that arrives for you can either be:</text:p>
      <text:p text:style-name="Standard">Forwarded to an alternative address (such as your home address) for you to receive</text:p>
      <text:p text:style-name="Standard">Opened, scanned and emailed over to you</text:p>
      <text:p text:style-name="Standard">Kept safely for you to collect at any time during our office opening hours</text:p>
      <text:p text:style-name="Standard"/>
      <text:p text:style-name="Standard">Taking advantage of post emailing or post forwarding means that you can use our virtual address no matter where you're based in the country...or even abroad! </text:p>
      <text:p text:style-name="Standard"/>
      <text:p text:style-name="Standard">Benefits of a virtual address?</text:p>
      <text:p text:style-name="Standard">You can work from your home but appear to have an office - improving your credibility and professional image to potential customers.</text:p>
      <text:p text:style-name="Standard">Cost effective alternative to renting an office</text:p>
      <text:p text:style-name="Standard">Keep your home address private to customers and suppliers</text:p>
      <text:p text:style-name="Standard">Increase the geographical reach of your business without needing a new branch office</text:p>
      <text:p text:style-name="Standard">Cheaper than a PO BOX address</text:p>
      <text:p text:style-name="Standard"/>
      <text:p text:style-name="Standard"/>
      <text:p text:style-name="Text_20_body">Why choose CSnotepad?<text:line-break/>We're a small, professional, friendly and dedicated team that are here to support you and your business. We can offer virtual telephone numbers, telephone answering, diary management, and payment processing to further support you as your business grows. </text:p>
      <text:p text:style-name="Text_20_body">A virtual office address provides a simple, affordable and business changing solution. Visit our website here or call us on 01273 741400 for more information on a virtual office address with CSnotep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Cole</meta:initial-creator>
    <meta:creation-date>2016-02-26T16:39:37.99</meta:creation-date>
    <dc:date>2018-07-10T20:44:19.50</dc:date>
    <meta:editing-duration>PT22H49M40S</meta:editing-duration>
    <meta:editing-cycles>9</meta:editing-cycles>
    <meta:generator>OpenOffice/4.1.1$Win32 OpenOffice.org_project/411m6$Build-9775</meta:generator>
    <meta:document-statistic meta:table-count="0" meta:image-count="0" meta:object-count="0" meta:page-count="1" meta:paragraph-count="21" meta:word-count="374" meta:character-count="2210"/>
  </office:meta>
</office:document-meta>
</file>